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42d" officeooo:paragraph-rsid="0001d42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1d42d" officeooo:paragraph-rsid="0001d42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1d42d" officeooo:paragraph-rsid="0001d42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1d42d" officeooo:paragraph-rsid="0001d42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d42d" officeooo:paragraph-rsid="0001d42d" style:font-size-asian="36pt" style:font-weight-asian="normal" style:font-size-complex="36pt" style:font-weight-complex="normal"/>
    </style:style>
    <style:style style:name="P6" style:family="paragraph" style:parent-style-name="Standard">
      <style:text-properties fo:font-size="12pt" fo:font-weight="normal" officeooo:rsid="0003b94e" officeooo:paragraph-rsid="0001d42d" style:font-weight-asian="normal" style:font-weight-complex="normal"/>
    </style:style>
    <style:style style:name="P7" style:family="paragraph" style:parent-style-name="Standard">
      <style:text-properties officeooo:rsid="0003b94e" officeooo:paragraph-rsid="0003b94e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6c732" officeooo:paragraph-rsid="0006c732"/>
    </style:style>
    <style:style style:name="P9" style:family="paragraph" style:parent-style-name="Standard">
      <style:text-properties officeooo:rsid="0009b212" officeooo:paragraph-rsid="0009b212"/>
    </style:style>
    <style:style style:name="P10" style:family="paragraph" style:parent-style-name="Standard">
      <style:text-properties officeooo:rsid="000e3784" officeooo:paragraph-rsid="000e3784"/>
    </style:style>
    <style:style style:name="P11" style:family="paragraph" style:parent-style-name="Standard">
      <style:text-properties officeooo:rsid="001103d8" officeooo:paragraph-rsid="001103d8"/>
    </style:style>
    <style:style style:name="P12" style:family="paragraph" style:parent-style-name="Standard" style:list-style-name="L1">
      <style:text-properties officeooo:rsid="0003b94e" officeooo:paragraph-rsid="0003b94e"/>
    </style:style>
    <style:style style:name="P13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3b94e" officeooo:paragraph-rsid="0003b94e" style:font-weight-asian="bold" style:font-weight-complex="bold"/>
    </style:style>
    <style:style style:name="P14" style:family="paragraph" style:parent-style-name="Standard" style:list-style-name="L2">
      <style:text-properties fo:font-size="14pt" style:text-underline-style="solid" style:text-underline-width="auto" style:text-underline-color="font-color" officeooo:rsid="0003b94e" officeooo:paragraph-rsid="0003b94e"/>
    </style:style>
    <style:style style:name="P15" style:family="paragraph" style:parent-style-name="Standard" style:list-style-name="L2">
      <style:text-properties fo:font-size="14pt" style:text-underline-style="solid" style:text-underline-width="auto" style:text-underline-color="font-color" officeooo:rsid="0006c732" officeooo:paragraph-rsid="0006c732"/>
    </style:style>
    <style:style style:name="P16" style:family="paragraph" style:parent-style-name="Standard" style:list-style-name="L2">
      <style:text-properties fo:font-size="14pt" style:text-underline-style="solid" style:text-underline-width="auto" style:text-underline-color="font-color" fo:font-weight="normal" officeooo:rsid="0009d3ed" officeooo:paragraph-rsid="0009d3ed" style:font-weight-asian="normal" style:font-weight-complex="normal"/>
    </style:style>
    <style:style style:name="P17" style:family="paragraph" style:parent-style-name="Standard" style:list-style-name="L2">
      <style:text-properties officeooo:rsid="00050f63" officeooo:paragraph-rsid="00059271"/>
    </style:style>
    <style:style style:name="P18" style:family="paragraph" style:parent-style-name="Standard" style:list-style-name="L2">
      <style:text-properties officeooo:rsid="00050f63" officeooo:paragraph-rsid="00050f63"/>
    </style:style>
    <style:style style:name="P19" style:family="paragraph" style:parent-style-name="Standard" style:list-style-name="L2">
      <style:text-properties officeooo:rsid="00059271" officeooo:paragraph-rsid="00059271"/>
    </style:style>
    <style:style style:name="P20" style:family="paragraph" style:parent-style-name="Standard" style:list-style-name="L2">
      <style:text-properties officeooo:rsid="0006c732" officeooo:paragraph-rsid="0006c732"/>
    </style:style>
    <style:style style:name="P21" style:family="paragraph" style:parent-style-name="Standard" style:list-style-name="L2">
      <style:text-properties officeooo:rsid="0007785a" officeooo:paragraph-rsid="0007785a"/>
    </style:style>
    <style:style style:name="P22" style:family="paragraph" style:parent-style-name="Standard" style:list-style-name="L2">
      <style:text-properties officeooo:rsid="0007ee9d" officeooo:paragraph-rsid="0007ee9d"/>
    </style:style>
    <style:style style:name="P23" style:family="paragraph" style:parent-style-name="Standard" style:list-style-name="L2">
      <style:text-properties officeooo:rsid="0009b212" officeooo:paragraph-rsid="0009b212"/>
    </style:style>
    <style:style style:name="P24" style:family="paragraph" style:parent-style-name="Standard" style:list-style-name="L2">
      <style:text-properties officeooo:rsid="000b8fd7" officeooo:paragraph-rsid="000b8fd7"/>
    </style:style>
    <style:style style:name="P25" style:family="paragraph" style:parent-style-name="Standard" style:list-style-name="L2">
      <style:text-properties officeooo:rsid="000ba226" officeooo:paragraph-rsid="000ba226"/>
    </style:style>
    <style:style style:name="P26" style:family="paragraph" style:parent-style-name="Standard" style:list-style-name="L2">
      <style:text-properties officeooo:rsid="000bc634" officeooo:paragraph-rsid="000bc634"/>
    </style:style>
    <style:style style:name="P27" style:family="paragraph" style:parent-style-name="Standard" style:list-style-name="L2">
      <style:text-properties officeooo:rsid="000da779" officeooo:paragraph-rsid="000da779"/>
    </style:style>
    <style:style style:name="P28" style:family="paragraph" style:parent-style-name="Standard" style:list-style-name="L2">
      <style:text-properties officeooo:rsid="000e3784" officeooo:paragraph-rsid="000e3784"/>
    </style:style>
    <style:style style:name="P29" style:family="paragraph" style:parent-style-name="Standard" style:list-style-name="L2">
      <style:text-properties officeooo:rsid="000eabef" officeooo:paragraph-rsid="000eabef"/>
    </style:style>
    <style:style style:name="P30" style:family="paragraph" style:parent-style-name="Standard" style:list-style-name="L2">
      <style:text-properties officeooo:rsid="000eabef" officeooo:paragraph-rsid="00107e22"/>
    </style:style>
    <style:style style:name="P31" style:family="paragraph" style:parent-style-name="Standard" style:list-style-name="L2">
      <style:text-properties officeooo:rsid="00107e22" officeooo:paragraph-rsid="00107e22"/>
    </style:style>
    <style:style style:name="P32" style:family="paragraph" style:parent-style-name="Standard" style:list-style-name="L2">
      <style:text-properties officeooo:rsid="001103d8" officeooo:paragraph-rsid="001103d8"/>
    </style:style>
    <style:style style:name="P33" style:family="paragraph" style:parent-style-name="Standard" style:list-style-name="L2">
      <style:text-properties officeooo:rsid="00161e67" officeooo:paragraph-rsid="00161e67"/>
    </style:style>
    <style:style style:name="P34" style:family="paragraph" style:parent-style-name="Standard" style:list-style-name="L2">
      <style:text-properties officeooo:rsid="00167558" officeooo:paragraph-rsid="00167558"/>
    </style:style>
    <style:style style:name="P35" style:family="paragraph" style:parent-style-name="Standard" style:list-style-name="L2">
      <style:paragraph-properties fo:break-before="page"/>
      <style:text-properties fo:font-size="14pt" style:text-underline-style="solid" style:text-underline-width="auto" style:text-underline-color="font-color" officeooo:rsid="0006c732" officeooo:paragraph-rsid="0006c732"/>
    </style:style>
    <style:style style:name="P36" style:family="paragraph" style:parent-style-name="Standard" style:list-style-name="L2">
      <style:paragraph-properties fo:break-before="page"/>
      <style:text-properties fo:font-size="14pt" style:text-underline-style="solid" style:text-underline-width="auto" style:text-underline-color="font-color" officeooo:rsid="000eabef" officeooo:paragraph-rsid="000eabef"/>
    </style:style>
    <style:style style:name="P37" style:family="paragraph" style:parent-style-name="Standard" style:list-style-name="L2">
      <style:paragraph-properties fo:break-before="page"/>
      <style:text-properties fo:font-size="14pt" style:text-underline-style="solid" style:text-underline-width="auto" style:text-underline-color="font-color" officeooo:rsid="0014f1c1" officeooo:paragraph-rsid="0014f1c1"/>
    </style:style>
    <style:style style:name="P38" style:family="paragraph" style:parent-style-name="Standard" style:list-style-name="L2">
      <style:paragraph-properties fo:break-before="page"/>
      <style:text-properties fo:font-size="16pt" style:text-underline-style="solid" style:text-underline-width="auto" style:text-underline-color="font-color" fo:font-weight="bold" officeooo:rsid="0009d3ed" officeooo:paragraph-rsid="0009d3ed" style:font-weight-asian="bold" style:font-weight-complex="bold"/>
    </style:style>
    <style:style style:name="T1" style:family="text">
      <style:text-properties officeooo:rsid="0006c732"/>
    </style:style>
    <style:style style:name="T2" style:family="text">
      <style:text-properties officeooo:rsid="0006dd4d"/>
    </style:style>
    <style:style style:name="T3" style:family="text">
      <style:text-properties officeooo:rsid="0007ee9d"/>
    </style:style>
    <style:style style:name="T4" style:family="text">
      <style:text-properties officeooo:rsid="0009b212"/>
    </style:style>
    <style:style style:name="T5" style:family="text">
      <style:text-properties officeooo:rsid="000b8fd7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officeooo:rsid="0016ff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Thème II</text:p>
      <text:p text:style-name="P2">Les échelles de gouvernement dans le monde</text:p>
      <text:p text:style-name="P1"/>
      <text:p text:style-name="P2">Séquence 1</text:p>
      <text:p text:style-name="P4">La gouvernance économique mondiale depuis 1975</text:p>
      <text:p text:style-name="P1"/>
      <text:p text:style-name="P6"/>
      <text:list xml:id="list8255422986952488322" text:style-name="L1">
        <text:list-item>
          <text:p text:style-name="P12">Gouvernance économique mondiale :</text:p>
          <text:list>
            <text:list-item>
              <text:p text:style-name="P12">Mode de gestion des relations internationales fondées sur l’élaboration de normes communes pour régler les relations internationales</text:p>
            </text:list-item>
          </text:list>
        </text:list-item>
        <text:list-item>
          <text:p text:style-name="P12">1975 :</text:p>
          <text:list>
            <text:list-item>
              <text:p text:style-name="P12">Mise en place du G6</text:p>
              <text:list>
                <text:list-item>
                  <text:p text:style-name="P12">Le groupe des 6 pays les plus riches du monde, qui se réunissent pour faire face à la crise du choc pétrolier</text:p>
                </text:list-item>
              </text:list>
            </text:list-item>
          </text:list>
        </text:list-item>
      </text:list>
      <text:p text:style-name="P7"/>
      <text:p text:style-name="P7"/>
      <text:p text:style-name="P7">Comment se manifeste la gouvernance économique mondiale depuis 1975 et quelle est l’efficacité de son action dans la recherche d’une régulation internationale de l’économie ? Quelles oppositions rencontre-t-elle ?</text:p>
      <text:p text:style-name="P7"/>
      <text:p text:style-name="P7"/>
      <text:list xml:id="list2972425768015922487" text:style-name="L2">
        <text:list-item>
          <text:p text:style-name="P13">Les difficultés de la coopération économique mondiale 1971-1991</text:p>
          <text:list>
            <text:list-item>
              <text:p text:style-name="P14">L’effondrement du système monétaire international</text:p>
              <text:p text:style-name="P17">P. 237</text:p>
              <text:list>
                <text:list-item>
                  <text:p text:style-name="P17">Fin du système de Bretton Woods</text:p>
                  <text:list>
                    <text:list-header>
                      <text:p text:style-name="P17">Accords de Kingston (1976) → fluctuation du dollar</text:p>
                    </text:list-header>
                  </text:list>
                </text:list-item>
                <text:list-item>
                  <text:p text:style-name="P17">Conséquences des chocs pétroliers</text:p>
                  <text:list>
                    <text:list-item>
                      <text:list>
                        <text:list-header>
                          <text:p text:style-name="P18">1973 – Guerre du Kippour</text:p>
                          <text:p text:style-name="P18">1979 – Révolution en Iran</text:p>
                        </text:list-header>
                      </text:list>
                      <text:p text:style-name="P19">Augmentation du prix du baril de pétrole</text:p>
                      <text:p text:style-name="P17">Les pays industriels rentrent dans les 20 piteuses (inflation et chômages)</text:p>
                    </text:list-item>
                  </text:list>
                </text:list-item>
              </text:list>
              <text:p text:style-name="P19">P. 233</text:p>
              <text:list text:continue-numbering="true">
                <text:list-item>
                  <text:p text:style-name="P19">Les débuts de la libération de l’économie</text:p>
                  <text:list>
                    <text:list-header>
                      <text:p text:style-name="P19">Liberté d’entreprendre, de créer des entreprises</text:p>
                      <text:p text:style-name="P19">Margaret Thatcher (UK) lance l’idée du néolibéralisme ainsi que Ronald Reagan (US)</text:p>
                      <text:p text:style-name="P19">→ <text:span text:style-name="T1">auto-enrichissement → gain d’argent → pouvoir d’achat → consommation → les industries produisent plus → plus d’emploi → plus d’argent</text:span></text:p>
                      <text:p text:style-name="P20">Problème : L’état n’apporte pas de soutient économique</text:p>
                      <text:list>
                        <text:list-header>
                          <text:p text:style-name="P20">→ cela défavorise les petites boites qui ont besoin de soutient financier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8"/>
      <text:list xml:id="list114007333446388" text:continue-numbering="true" text:style-name="L2">
        <text:list-item>
          <text:list>
            <text:list-item>
              <text:p text:style-name="P35">Le G6 favorise la libération des marchés …</text:p>
              <text:list>
                <text:list-item>
                  <text:p text:style-name="P20">G6 (1975) = RFA (Allemagne Ouest), US, France, UK, Italie, Japon</text:p>
                </text:list-item>
                <text:list-item>
                  <text:p text:style-name="P20">G7 (1977) = UK, US, Japon, Italie, Allemagne, France, Canada</text:p>
                </text:list-item>
                <text:list-item>
                  <text:p text:style-name="P20">Se réunissent une fois par an pour discuter des problèmes économiques mondiaux et pour éviter de se faire surprendre et anéantir par une nouvelle crise</text:p>
                </text:list-item>
              </text:list>
              <text:p text:style-name="P20"/>
            </text:list-item>
            <text:list-item>
              <text:p text:style-name="P15">… <text:span text:style-name="T2">au détriment des pays en voie de développement</text:span></text:p>
              <text:list>
                <text:list-item>
                  <text:p text:style-name="P21">Les pays en voie de développement forment le G77 en 1964</text:p>
                  <text:p text:style-name="P21">Ils veulent peser d’avantage dans la gouvernance économique mondiale et rétablir un dialogue Nord-Sud</text:p>
                </text:list-item>
                <text:list-item>
                  <text:p text:style-name="P21">Les pays du tiers-monde empruntent aux banques privées dans les pays riches</text:p>
                  <text:list>
                    <text:list-header>
                      <text:p text:style-name="P21">Ils souhaitaient moderniser l’agriculture et l’industrie afin d’avoir plus de revenus, <text:span text:style-name="T3">et pour pouvoir participer à la croissance mondiale (et au passage rembourser la dette)</text:span></text:p>
                      <text:p text:style-name="P22">Mais à la place, l’exportation des matières premières a augmenté, ainsi que les taux d’intérêt. Les cours des matières premières ont chuté. Au final, ils se sont surendettés (2500 milliards de dollars en 2001)</text:p>
                    </text:list-header>
                  </text:list>
                </text:list-item>
                <text:list-item>
                  <text:p text:style-name="P22">Le Mexique en 1982 déclare ne pas pouvoir payer la dette. 14 pays font de même</text:p>
                  <text:list>
                    <text:list-header>
                      <text:p text:style-name="P22">C’est le début de l’endettement des pays du Sud</text:p>
                    </text:list-header>
                  </text:list>
                  <text:p text:style-name="P22">Les pays riches décident de restaurer le FMI et la banque mondiale pour qu’ils s’en occupent</text:p>
                  <text:list text:continue-numbering="true">
                    <text:list-header>
                      <text:p text:style-name="P22">Ils vont leur demander d’arrêter les investissements publiques (écoles, hôpitaux, etc) <text:span text:style-name="T4">afin de pouvoir rembourser les dettes</text:span>. C’est le Programme d’Ajustement Structurel.</text:p>
                      <text:p text:style-name="P23">Ces préconisations libérales ont été mises en place lors du Consensus de Washington</text:p>
                    </text:list-header>
                  </text:list>
                  <text:p text:style-name="P23">Il y a des gens qui sont complètement contre, car cette mesure crée un cercle vicieux (le développement étant primordial pour aider au remboursement)</text:p>
                  <text:list text:continue-numbering="true">
                    <text:list-header>
                      <text:p text:style-name="P23">Joseph Stiglitz affirme que cela ne fait qu’aggraver la situation</text:p>
                      <text:p text:style-name="P23">Les pays du Sud ne sont pas contents car les inégalités de développement augmentent</text:p>
                    </text:list-header>
                  </text:list>
                </text:list-item>
              </text:list>
            </text:list-item>
          </text:list>
        </text:list-item>
      </text:list>
      <text:p text:style-name="P9"/>
      <text:list xml:id="list114006843331156" text:continue-numbering="true" text:style-name="L2">
        <text:list-item>
          <text:p text:style-name="P38">À la recherche d’une gouvernance économique mondiale depuis 199<text:span text:style-name="T5">1</text:span></text:p>
          <text:list>
            <text:list-item>
              <text:p text:style-name="P16">Un nouvel ordre économique multipolaire</text:p>
              <text:list>
                <text:list-item>
                  <text:p text:style-name="P24">Au G7 s’ajoute la Russie en 1998, ce qui fait le G8</text:p>
                  <text:p text:style-name="P24">On a alors une accélération de la mondialisation</text:p>
                  <text:p text:style-name="P24">Le commerce international augmente considérablement</text:p>
                  <text:list>
                    <text:list-header>
                      <text:p text:style-name="P24">La mondialisation, c’est quand il y a des échanges entre les différents pays</text:p>
                      <text:p text:style-name="P24">Elle augmente considérablement encore aujourd’hui grâce à internet</text:p>
                    </text:list-header>
                  </text:list>
                  <text:p text:style-name="P25">IDE = Investissement Direct à l’Étranger</text:p>
                </text:list-item>
                <text:list-item>
                  <text:p text:style-name="P25">L’URSS s’ouvre à l’économie de marché</text:p>
                  <text:p text:style-name="P25">La Chine s’ouvre aussi à l’économie de marché en créant dès 1978 des Zones <text:span text:style-name="T7">d’</text:span>Économi<text:span text:style-name="T7">e</text:span>s <text:span text:style-name="T7">Spécialisées</text:span> (ZE<text:span text:style-name="T7">S</text:span>)</text:p>
                  <text:p text:style-name="P25">L’Indochine va aussi s’ouvrir à l’économie de marché</text:p>
                </text:list-item>
                <text:list-item>
                  <text:p text:style-name="P25">fin70-début80 : échanges commerciaux x4</text:p>
                  <text:p text:style-name="P25">85-2010 : échanges commerciaux x7</text:p>
                </text:list-item>
                <text:list-item>
                  <text:p text:style-name="P25">Les USA restent les leaders</text:p>
                  <text:p text:style-name="P25">1994 : les USA font signer à 124 pays les accords de Marrakech</text:p>
                  <text:list>
                    <text:list-item>
                      <text:p text:style-name="P26">Création de l’Organisation Mondiale du Commerce (OMC), remplaçant le GATT</text:p>
                      <text:list>
                        <text:list-header>
                          <text:p text:style-name="P26">Réduction de tarifs douaniers</text:p>
                          <text:p text:style-name="P26">Concurrence dans le domaine agricole</text:p>
                          <text:p text:style-name="P26">Cadre juridique très stricte (sanction des États)</text:p>
                          <text:p text:style-name="P27">Il va y avoir des compétences élargies qui vont englober l’agriculture, l’industrie et la propriété intellectuelle</text:p>
                        </text:list-header>
                      </text:list>
                    </text:list-item>
                  </text:list>
                </text:list-item>
                <text:list-item>
                  <text:p text:style-name="P27">Cette mondialisation des échanges va entraîner des regroupements régionaux (Mercosur, Apec, Alena, UE, Asean)</text:p>
                  <text:list>
                    <text:list-header>
                      <text:p text:style-name="P28">Il y a libre-échange au sein d’un même groupe (= pas de taxes douanières)</text:p>
                      <text:p text:style-name="P28">Mais comme les pays pauvres ne sont pas dans ces groupes, ils se retrouvent encore désavantagés dans le domaine économique</text:p>
                    </text:list-header>
                  </text:list>
                </text:list-item>
              </text:list>
              <text:p text:style-name="P28"/>
            </text:list-item>
          </text:list>
        </text:list-item>
      </text:list>
      <text:p text:style-name="P10"/>
      <text:list xml:id="list114007360685367" text:continue-numbering="true" text:style-name="L2">
        <text:list-item>
          <text:list>
            <text:list-item>
              <text:p text:style-name="P36">Quelle gouvernance face aux crises économiques</text:p>
              <text:list>
                <text:list-item>
                  <text:p text:style-name="P29">Des crises à répétition</text:p>
                  <text:list>
                    <text:list-header>
                      <text:p text:style-name="P29">1994 : Crise mexicaine</text:p>
                      <text:p text:style-name="P29">1997 : Crise en Asie du Sud-Est qui se diffuse en Russie et en Amérique Latine</text:p>
                    </text:list-header>
                  </text:list>
                  <text:p text:style-name="P30">À chaque crise, le FMI intervient et impose les mêmes mesures drastiques que depuis 1945. Du coup, on reste dans le cercle vicieux que ça engendre.</text:p>
                </text:list-item>
                <text:list-item>
                  <text:p text:style-name="P30">Il faut donc trouver un nouveau modèle</text:p>
                  <text:list>
                    <text:list-header>
                      <text:p text:style-name="P31">En 1999, on crée le G20</text:p>
                      <text:p text:style-name="P31">On y inclut des pays en voie de développement</text:p>
                      <text:p text:style-name="P31">Parce qu’ils ont décidé qu’ils ont aussi leurs mots à dire</text:p>
                      <text:list>
                        <text:list-header>
                          <text:p text:style-name="P31">10 pays émergents, des organisations régionales (comme l’UE), et des directeurs d’institutions financières (comme des banques centrales)</text:p>
                        </text:list-header>
                      </text:list>
                      <text:p text:style-name="P31">Ses États membres représentent :</text:p>
                      <text:list text:continue-numbering="true">
                        <text:list-header>
                          <text:p text:style-name="P31">85 % du PIB mondial</text:p>
                          <text:p text:style-name="P31"><text:span text:style-name="T6">⅔</text:span> de la population mondiale</text:p>
                          <text:p text:style-name="P31">75 % du commerce mondial</text:p>
                          <text:p text:style-name="P31">80 % de l’investissement global</text:p>
                        </text:list-header>
                      </text:list>
                    </text:list-header>
                  </text:list>
                  <text:p text:style-name="P31">Mais cela ne met pas fin aux crises</text:p>
                  <text:list text:continue-numbering="true">
                    <text:list-header>
                      <text:p text:style-name="P31">2007 : la crise des subprimes</text:p>
                      <text:list>
                        <text:list-header>
                          <text:p text:style-name="P31">Les banques proposent des crédits pour les achats immobiliers. Les taux sont très bas pour permettre aux gens de s’acheter un logement.</text:p>
                          <text:p text:style-name="P31">Mais ce sont des taux à intérêts variables. Du coup, les gens qui ont emprunté se sont brutalement retrouvés surpassés par les dettes</text:p>
                          <text:list>
                            <text:list-header>
                              <text:p text:style-name="P31">Ils ont donc décidé de vendre, ou au moins d’arrêter d’acheter, et ça a entraîné une crise mondiale</text:p>
                            </text:list-header>
                          </text:list>
                          <text:p text:style-name="P32">Le monde entier est touché en automne 2008</text:p>
                          <text:p text:style-name="P32">En Europe, pour atténuer la crise, l’État a injecté de l’argent dans les institutions financières</text:p>
                        </text:list-header>
                      </text:list>
                      <text:p text:style-name="P32">2008-2009 : Le G20 décide d’autres décisions face aux crises économiques</text:p>
                      <text:list text:continue-numbering="true">
                        <text:list-header>
                          <text:p text:style-name="P32">L’État a besoin d’argent de la part de ceux qui en ont. Mais ces derniers ont recours aux paradis fiscaux pour y échapper. Il y a donc une volonté de luter contre les paradis fiscaux.</text:p>
                          <text:list>
                            <text:list-header>
                              <text:p text:style-name="P32">En France par exemple, l’État espionne les réseaux sociaux</text:p>
                            </text:list-header>
                          </text:list>
                        </text:list-header>
                      </text:list>
                    </text:list-header>
                  </text:list>
                </text:list-item>
              </text:list>
              <text:p text:style-name="P32"/>
            </text:list-item>
          </text:list>
        </text:list-item>
      </text:list>
      <text:p text:style-name="P11"/>
      <text:list xml:id="list114007612584156" text:continue-numbering="true" text:style-name="L2">
        <text:list-item>
          <text:list>
            <text:list-item>
              <text:p text:style-name="P37">Les contestations de la gouvernance économique mondiale libérale</text:p>
              <text:list>
                <text:list-item>
                  <text:p text:style-name="P33">Des mouvements altermondialistes (qui s’opposent à cette mondialisation) se mettent en place</text:p>
                  <text:list>
                    <text:list-item>
                      <text:p text:style-name="P33">ATTAC, les Indignés, le FSM, les ONG, …</text:p>
                    </text:list-item>
                  </text:list>
                </text:list-item>
                <text:list-item>
                  <text:p text:style-name="P33">Les conséquences de la contestation :</text:p>
                  <text:list>
                    <text:list-item>
                      <text:p text:style-name="P34">Les altermondialistes ont du mal à se faire entendre</text:p>
                    </text:list-item>
                    <text:list-item>
                      <text:p text:style-name="P34">En tout cas, il n’y a pas eu de grands changements important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31:35.243000000</meta:creation-date>
    <dc:date>2018-11-27T11:40:05.872000000</dc:date>
    <meta:editing-duration>PT55M47S</meta:editing-duration>
    <meta:editing-cycles>10</meta:editing-cycles>
    <meta:generator>LibreOffice/5.1.6.2$Windows_x86 LibreOffice_project/07ac168c60a517dba0f0d7bc7540f5afa45f0909</meta:generator>
    <meta:document-statistic meta:table-count="0" meta:image-count="0" meta:object-count="0" meta:page-count="5" meta:paragraph-count="99" meta:word-count="1135" meta:character-count="6652" meta:non-whitespace-character-count="5687"/>
  </office:meta>
</office:document-meta>
</file>